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Request Date</text:p>
          </table:table-cell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AC-DC 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69.97" calcext:value-type="float">
            <text:p>69.97</text:p>
          </table:table-cell>
          <table:table-cell table:formula="of:=[.B2]*[.C2]" office:value-type="float" office:value="69.97" calcext:value-type="float">
            <text:p>69.97</text:p>
          </table:table-cell>
          <table:table-cell office:value-type="string" calcext:value-type="string">
            <text:p><text:a xlink:href="https://www.amazon.com/Switching-Regulated-Temperature-Protection-Alligator/dp/B07JQXQ8S5/ref=cm_cr_arp_d_product_top?ie=UTF8#detail-bullets" xlink:type="simple">https://www.amazon.com/Switching-Regulated-Temperature-Protection-Alligator/dp/B07JQXQ8S5/ref=cm_cr_arp_d_product_top?ie=UTF8#detail-bullets</text:a>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Down Voltage Regulator</text:p>
          </table:table-cell>
          <table:table-cell office:value-type="float" office:value="2" calcext:value-type="float">
            <text:p>2</text:p>
          </table:table-cell>
          <table:table-cell office:value-type="float" office:value="2.77" calcext:value-type="float">
            <text:p>2.77</text:p>
          </table:table-cell>
          <table:table-cell table:formula="of:=[.B3]*[.C3]" office:value-type="float" office:value="5.54" calcext:value-type="float">
            <text:p>5.54</text:p>
          </table:table-cell>
          <table:table-cell office:value-type="string" calcext:value-type="string">
            <text:p>https://www.digikey.com/product-detail/en/texas-instruments/LM2576T-12-NOPB/LM2576T-12-NOPB-ND/149008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28:33.516170684</meta:creation-date>
    <dc:date>2019-10-18T18:23:43.027479362</dc:date>
    <meta:editing-duration>PT11M32S</meta:editing-duration>
    <meta:editing-cycles>2</meta:editing-cycles>
    <meta:generator>LibreOffice/5.1.6.2$Linux_X86_64 LibreOffice_project/10m0$Build-2</meta:generator>
    <meta:document-statistic meta:table-count="1" meta:cell-count="21" meta:object-count="0"/>
  </office:meta>
</office:document-meta>
</file>